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!!!!</text:p>
      <text:p text:style-name="P6">переускладнив рух плеєра. Потрібно зробити щось накшталк, якщо в даний момнет натиснута стрілка, тоді змінюєм дірекшн в дану сторону і муваєм туди квадрат плеєра,</text:p>
      <text:p text:style-name="P6">далі думаю</text:p>
      <text:p text:style-name="P6"><text:s/>якщо натиснуто дві кнопки???? 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Тепер потрібно зробити плеєра, щоб він переміщався стрілочками і не наїжджав на непроїздні перешкоди. 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09T19:53:55.76</dc:date>
    <meta:editing-duration>PT4H1M52S</meta:editing-duration>
    <meta:editing-cycles>6</meta:editing-cycles>
    <meta:generator>OpenOffice/4.1.13$Win32 OpenOffice.org_project/4113m1$Build-9810</meta:generator>
    <meta:document-statistic meta:table-count="0" meta:image-count="3" meta:object-count="0" meta:page-count="3" meta:paragraph-count="20" meta:word-count="377" meta:character-count="2266"/>
  </office:meta>
</office:document-meta>
</file>